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9388" officeooo:paragraph-rsid="000b9388"/>
    </style:style>
    <style:style style:name="P2" style:family="paragraph" style:parent-style-name="Standard" style:list-style-name="L1">
      <style:text-properties officeooo:rsid="000b9388" officeooo:paragraph-rsid="000b9388"/>
    </style:style>
    <style:style style:name="P3" style:family="paragraph" style:parent-style-name="Standard" style:list-style-name="L1">
      <style:text-properties officeooo:rsid="000ba926" officeooo:paragraph-rsid="000ba926"/>
    </style:style>
    <style:style style:name="P4" style:family="paragraph" style:parent-style-name="Standard" style:list-style-name="L1">
      <style:text-properties officeooo:rsid="000cd8de" officeooo:paragraph-rsid="000cd8de"/>
    </style:style>
    <style:style style:name="P5" style:family="paragraph" style:parent-style-name="Standard" style:list-style-name="L1">
      <style:text-properties officeooo:rsid="000ec456" officeooo:paragraph-rsid="000ec456"/>
    </style:style>
    <style:style style:name="P6" style:family="paragraph" style:parent-style-name="Standard">
      <style:text-properties officeooo:rsid="000ec456" officeooo:paragraph-rsid="000ec456"/>
    </style:style>
    <style:style style:name="P7" style:family="paragraph" style:parent-style-name="Standard" style:list-style-name="L1">
      <style:text-properties officeooo:rsid="001067b9" officeooo:paragraph-rsid="001067b9"/>
    </style:style>
    <style:style style:name="T1" style:family="text">
      <style:text-properties officeooo:rsid="000cd8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uracy of timing</text:p>
      <text:list xml:id="list8933324050786062093" text:style-name="L1">
        <text:list-item>
          <text:p text:style-name="P2">problem with measuring time is that rdtsc and gettimeofday both take time to execute skewing results </text:p>
          <text:list>
            <text:list-item>
              <text:p text:style-name="P2">need to take this into account with making measurements and try and remove this overhead if possible</text:p>
            </text:list-item>
            <text:list-item>
              <text:p text:style-name="P4">using a very long loop 1 billion iterations that only contains the gettime function</text:p>
              <text:list>
                <text:list-item>
                  <text:p text:style-name="P4">then divide by the number of loop iterations to get the average time for the function call</text:p>
                </text:list-item>
              </text:list>
            </text:list-item>
          </text:list>
        </text:list-item>
        <text:list-item>
          <text:p text:style-name="P3">measuring the error of our method of timing</text:p>
          <text:list>
            <text:list-item>
              <text:p text:style-name="P3">to determine the precision of our timing method we used simple loop iterations to see at how many iterations difference there is a positive difference in the measured time</text:p>
              <text:list>
                <text:list-item>
                  <text:p text:style-name="P3">this becomes the <text:span text:style-name="T1">precision</text:span> (ie if every 100 iterations we get a change of 5ns but no change between those 100 iterations then the precision of our system is to the nearest 5ns boundary)</text:p>
                </text:list-item>
              </text:list>
            </text:list-item>
          </text:list>
        </text:list-item>
        <text:list-item>
          <text:p text:style-name="P5">potential problem with clock_gettime</text:p>
          <text:list>
            <text:list-item>
              <text:p text:style-name="P5">if it only measures the time that the cpu spends on that specific process will it measure accurately a process that sends data to another process and waits for ack</text:p>
            </text:list-item>
          </text:list>
        </text:list-item>
      </text:list>
      <text:p text:style-name="P6"/>
      <text:list xml:id="list170323425429332" text:continue-numbering="true" text:style-name="L1">
        <text:list-item>
          <text:p text:style-name="P7">look into pinning our process to the CP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5:15:38.341907191</meta:creation-date>
    <dc:date>2017-01-27T17:03:23.064911935</dc:date>
    <meta:editing-duration>PT1H46M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90" meta:character-count="1040" meta:non-whitespace-character-count="870"/>
  </office:meta>
</office:document-meta>
</file>